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648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3 distanceAlgorithm STATISTICS MISSING AP 1 Algorithms ap vector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0,15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6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1.5789473684211">
            <text:p>31.58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13,15,16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2,10,15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5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5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5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6,18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opalnia DATASIZE 200 KNN 3 distanceAlgorithm STATISTICS MISSING AP 1 Algorithms ap vector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3:35:08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